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CmdHandler.processMailHeaders( SMTPSession session , MailHeaders header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DataCmdHandler.processMail( SMTPSession session , MailHeaders headers , InputStream msgI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DataCmdHandler.doDATA( SMTPSession session , String argum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DataCmdHandler.getImplComma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aCmdHandler.onCommand( SM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